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halkduster" svg:font-family="Chalkduster"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000000" draw:opacity="100%"/>
      <style:paragraph-properties fo:background-color="#000000"/>
      <style:text-properties fo:color="#ffffff" loext:opacity="100%" style:font-name="Chalkduster" fo:background-color="transparent"/>
    </style:style>
    <style:style style:name="P2" style:family="paragraph" style:parent-style-name="Standard">
      <loext:graphic-properties draw:fill="solid" draw:fill-color="#000000" draw:opacity="100%"/>
      <style:paragraph-properties fo:text-align="center" style:justify-single-word="false" fo:background-color="#000000"/>
      <style:text-properties fo:color="#ffffff" loext:opacity="100%" style:font-name="Chalkduster" fo:font-size="16pt" fo:background-color="transparent" style:font-size-asian="16pt" style:font-size-complex="16pt"/>
    </style:style>
    <style:style style:name="T1" style:family="text">
      <style:text-properties officeooo:rsid="0018b91a"/>
    </style:style>
    <style:style style:name="T2" style:family="text">
      <style:text-properties officeooo:rsid="001a89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Willkom<text:span text:style-name="T1">men zum Familientreffen</text:span></text:p>
      <text:p text:style-name="P1"/>
      <text:p text:style-name="P1">Die virtuelle Welt funktioniert am flüssigsten mit dem Chrome (Chromium)–Browser. Bitte erlaubt dem Browser auf Eurer Mikrofon und die Kamera zuzugreifen, damit wir uns sehen und hören können. Wenn Ihr Euch unten rechts im Browser selbst seht, dann funk<text:span text:style-name="T2">t</text:span>ioniert Eure Kamera.</text:p>
      <text:p text:style-name="P1"/>
      <text:p text:style-name="P1">Bitte verwendet Euren richtigen Namen, damit erkennbar ist, wer Ihr seid. Den Namen könnt Ihr ändern, indem Ihr oben auf das „Burger-Symbol“ (3-Striche) geht und dann „Edit Name“ klickt.</text:p>
      <text:p text:style-name="P1"/>
      <text:p text:style-name="P1">In der Welt bewegt Ihr Euch mit den Pfeiltasten. Wenn Ihr jemandem begegnet, könnt Ihr mit der Person sprechen und die Person sehen. Um Euch bildet sich dann ein weißer Kreis. Das funktioniert maximal mit vier Personen zeitgleich.Es gibt aber auch Meetingräume, in denen mehr Personen sprechen können. Sie finden sich auf den Sofas und am Küchentisch. Der Meetingraum wird von rechts eingeblendet (das kann einen Mom<text:span text:style-name="T1">e</text:span>nt dauern).</text:p>
      <text:p text:style-name="P1"/>
      <text:p text:style-name="P1">Des Weiteren sind ein paar Fotos auf der Karte „versteckt“. <text:span text:style-name="T2">Ihr findet sie an den Infopunkten. </text:span>Auch sie werden von rechts eingeblendet.</text:p>
      <text:p text:style-name="P1"/>
      <text:p text:style-name="P1">Viel Spaß und bis gleic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halkduster" svg:font-family="Chalkduster"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0cm" fo:margin-bottom="0cm" fo:margin-left="0.508cm" fo:margin-right="0.50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Wittpahl</meta:initial-creator>
    <meta:creation-date>2021-01-16T21:43:28</meta:creation-date>
    <dc:date>2021-12-27T00:12:58.073914418</dc:date>
    <meta:editing-duration>PT20H18M59S</meta:editing-duration>
    <meta:editing-cycles>19</meta:editing-cycles>
    <meta:generator>LibreOffice/7.2.3.2$Linux_X86_64 LibreOffice_project/20$Build-2</meta:generator>
    <meta:document-statistic meta:table-count="0" meta:image-count="0" meta:object-count="0" meta:page-count="1" meta:paragraph-count="6" meta:word-count="169" meta:character-count="1079" meta:non-whitespace-character-count="916"/>
  </office:meta>
</office:document-meta>
</file>